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image/png" manifest:full-path="Pictures/100000000000032000000258EC0B43F6.png"/>
  <manifest:file-entry manifest:media-type="image/png" manifest:full-path="Pictures/100000000000032000000258CA0C59C4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lyt-organic_7e_LT_7e_Titel">
      <style:graphic-properties draw:auto-grow-height="true" fo:min-height="3.507cm"/>
    </style:style>
    <style:style style:name="pr2" style:family="presentation" style:parent-style-name="lyt-organic-lyt-organic_7e_LT_7e_Untertitel">
      <style:graphic-properties draw:fill-color="#ffffff" draw:auto-grow-height="true" fo:min-height="11.587cm"/>
    </style:style>
    <style:style style:name="pr3" style:family="presentation" style:parent-style-name="lyt-organic-lyt-organic_7e_LT_7e_Notizen">
      <style:graphic-properties draw:fill-color="#ffffff" draw:auto-grow-height="true" fo:min-height="12.573cm"/>
    </style:style>
    <style:style style:name="pr4" style:family="presentation" style:parent-style-name="lyt-organic-lyt-organic_7e_LT_7e_Gliederung_20_1">
      <style:graphic-properties fo:min-height="11.336cm"/>
    </style:style>
    <style:style style:name="pr5" style:family="presentation" style:parent-style-name="lyt-organic-lyt-organic_7e_LT_7e_Notizen">
      <style:graphic-properties draw:fill-color="#ffffff" fo:min-height="12.322cm"/>
    </style:style>
    <style:style style:name="pr6" style:family="presentation" style:parent-style-name="lyt-organic-lyt-organic_7e_LT_7e_Titel">
      <style:graphic-properties fo:min-height="3.25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7cm" svg:x="2cm" svg:y="1.537cm" presentation:class="title">
          <draw:text-box>
            <text:p>Folding@Home</text:p>
          </draw:text-box>
        </draw:frame>
        <draw:frame presentation:style-name="pr2" draw:layer="layout" svg:width="23cm" svg:height="11.587cm" svg:x="2.5cm" svg:y="5.514cm" presentation:class="subtitle">
          <draw:text-box>
            <text:p>http://folding.stanford.edu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1" draw:layer="layout" svg:width="24cm" svg:height="3.507cm" svg:x="2cm" svg:y="1.537cm" presentation:class="title">
          <draw:text-box>
            <text:p>Effects of Cancer</text:p>
          </draw:text-box>
        </draw:frame>
        <draw:frame presentation:style-name="pr4" draw:text-style-name="P1" draw:layer="layout" svg:width="23cm" svg:height="12.395cm" svg:x="2.5cm" svg:y="5.514cm" presentation:class="outline" presentation:user-transformed="true">
          <draw:text-box>
            <text:list text:style-name="L2">
              <text:list-item>
                <text:p text:style-name="P1"><text:span text:style-name="T1">565,650+ Deaths in the US alone per year</text:span></text:p>
              </text:list-item>
              <text:list-item>
                <text:p text:style-name="P1"><text:span text:style-name="T1">“</text:span><text:span text:style-name="T1">The estimated annual cost of cancer to the United States, excluding incalculable psychosocial costs, is $110 billion, approximately 2 percent of the GNP” -ghchealth.com</text:span></text:p>
              </text:list-item>
              <text:list-item>
                <text:p text:style-name="P1"><text:span text:style-name="T1">“</text:span><text:span text:style-name="T1">One in three people will contract cancer, and one in four will die from the disease.” -ghchealth.co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How does <text:a xlink:href="mailto:folding@home">folding@home</text:a> help?</text:p>
          </draw:text-box>
        </draw:frame>
        <draw:frame presentation:style-name="pr4" draw:text-style-name="P1" draw:layer="layout" svg:width="23cm" svg:height="11.336cm" svg:x="2.5cm" svg:y="5.514cm" presentation:class="outline">
          <draw:text-box>
            <text:list text:style-name="L2">
              <text:list-item>
                <text:p text:style-name="P1"><text:span text:style-name="T1">Cancers are caused during protein folding</text:span></text:p>
              </text:list-item>
              <text:list-item>
                <text:p text:style-name="P1"><text:span text:style-name="T1">“</text:span><text:span text:style-name="T1">Proteins fold into their needed functions, such as enzymes or antibodies”-folding.stanford.edu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>
        <draw:frame draw:style-name="gr2" draw:text-style-name="P2" draw:layer="layout" svg:width="6.35cm" svg:height="17.78cm" svg:x="1.6cm" svg:y="1.61cm">
          <draw:image xlink:href="/F:/Coms102/pictures%20for%20informative/zincpath4d.jpg" xlink:type="simple" xlink:show="embed" xlink:actuate="onLoad">
            <text:p/>
          </draw:image>
        </draw:frame>
        <draw:frame draw:style-name="gr2" draw:text-style-name="P2" draw:layer="layout" svg:width="17.78cm" svg:height="13.97cm" svg:x="8.255cm" svg:y="3.515cm">
          <draw:image xlink:href="/F:/Coms102/pictures%20for%20informative/cancer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How does <text:a xlink:href="mailto:folding@home">folding@home</text:a> help?</text:p>
          </draw:text-box>
        </draw:frame>
        <draw:frame presentation:style-name="pr4" draw:layer="layout" svg:width="23cm" svg:height="11.336cm" svg:x="2.5cm" svg:y="5.514cm" presentation:class="outline">
          <draw:text-box>
            <text:list text:style-name="L2">
              <text:list-item>
                <text:p><text:a xlink:href="mailto:folding@home">folding@home</text:a> Simulates large amounts of protein folds using your donated CPU power</text:p>
              </text:list-item>
              <text:list-item>
                <text:p>Your computer sends results back to Stanford for further resear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What will happen to my computer?</text:p>
          </draw:text-box>
        </draw:frame>
        <draw:frame presentation:style-name="pr4" draw:layer="layout" svg:width="23cm" svg:height="11.336cm" svg:x="2.5cm" svg:y="5.514cm" presentation:class="outline">
          <draw:text-box>
            <text:list text:style-name="L2">
              <text:list-item>
                <text:p>You won't notice a thing</text:p>
              </text:list-item>
              <text:list-item>
                <text:p>Firefox + iTunes = 25% max of total CPU power</text:p>
              </text:list-item>
              <text:list-item>
                <text:p><text:a xlink:href="mailto:folding@home">folding@home</text:a> Uses the rest to simulate the proteins</text:p>
              </text:list-item>
              <text:list-item>
                <text:p>This is called “distributed computing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How it benefits everyone</text:p>
          </draw:text-box>
        </draw:frame>
        <draw:frame presentation:style-name="pr4" draw:layer="layout" svg:width="23cm" svg:height="11.336cm" svg:x="2.5cm" svg:y="5.514cm" presentation:class="outline">
          <draw:text-box>
            <text:list text:style-name="L2">
              <text:list-item>
                <text:p>The total donated CPU power is much larger than any supercomputer</text:p>
              </text:list-item>
              <text:list-item>
                <text:p>What took researchers days now takes a matter of minutes</text:p>
              </text:list-item>
              <text:list-item>
                <text:p>Broke the Guinness World Record for total computing pow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Proven Results</text:p>
          </draw:text-box>
        </draw:frame>
        <draw:frame presentation:style-name="pr4" draw:layer="layout" svg:width="23cm" svg:height="11.629cm" svg:x="2.5cm" svg:y="5.514cm" presentation:class="outline" presentation:user-transformed="true">
          <draw:text-box>
            <text:list text:style-name="L2">
              <text:list-item>
                <text:p>Many small discoveries so far</text:p>
              </text:list-item>
              <text:list-item>
                <text:p>Control of Membrane Fusion Mechanism by Lipid Composition: Predictions from Ensemble Molecular Dynamics.</text:p>
                <text:list>
                  <text:list-item>
                    <text:p>P. M. Kasson and V. S. Pande. PLoS Computational Biology (2007) </text:p>
                  </text:list-item>
                </text:list>
              </text:list-item>
              <text:list-item>
                <text:p>Important to understanding viral infections and neurotransmiss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Proven Results</text:p>
          </draw:text-box>
        </draw:frame>
        <draw:frame presentation:style-name="pr4" draw:layer="layout" svg:width="23cm" svg:height="11.336cm" svg:x="2.5cm" svg:y="5.514cm" presentation:class="outline">
          <draw:text-box>
            <text:list text:style-name="L2">
              <text:list-item>
                <text:p>Small discoveries will add up to larger discoveries</text:p>
              </text:list-item>
              <text:list-item>
                <text:p>Stanford allows people all over the world to use their data from <text:a xlink:href="mailto:folding@home">folding@home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Install folding@home</text:p>
          </draw:text-box>
        </draw:frame>
        <draw:frame presentation:style-name="pr4" draw:layer="layout" svg:width="23cm" svg:height="11.336cm" svg:x="2.5cm" svg:y="5.5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a xlink:href="http://folding.stanford.edu/">http://folding.stanford.edu</text:a></text:p>
                      </text:list-header>
                    </text:list>
                  </text:list-item>
                </text:list>
              </text:list-item>
              <text:list-item>
                <text:p>Click on Download</text:p>
              </text:list-item>
              <text:list-item>
                <text:p>Save Lives</text:p>
              </text:list-item>
              <text:list-item>
                <text:p>Save Government money</text:p>
              </text:list-item>
              <text:list-item>
                <text:p>Save Yoursel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6" xlink:href="Pictures/100000000000032000000258CE27E50E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organic-lyt-organic_7e_LT_7e_Gliederung_20_1" style:display-name="lyt-organic-lyt-organic~LT~Gliederung 1" style:family="presentation">
      <style:graphic-properties draw:stroke="none" draw:fill="none">
        <text:list-style style:name="lyt-organic-lyt-organic_7e_LT_7e_Gliederung_20_1" style:display-name="lyt-organic-lyt-organic~LT~Gliederung 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lyt-organic_7e_LT_7e_Gliederung_20_2" style:display-name="lyt-organic-lyt-organic~LT~Gliederung 2" style:family="presentation" style:parent-style-name="lyt-organic-lyt-organic_7e_LT_7e_Gliederung_20_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lyt-organic_7e_LT_7e_Gliederung_20_3" style:display-name="lyt-organic-lyt-organic~LT~Gliederung 3" style:family="presentation" style:parent-style-name="lyt-organic-lyt-organic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lyt-organic_7e_LT_7e_Gliederung_20_4" style:display-name="lyt-organic-lyt-organic~LT~Gliederung 4" style:family="presentation" style:parent-style-name="lyt-organic-lyt-organic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lyt-organic_7e_LT_7e_Gliederung_20_5" style:display-name="lyt-organic-lyt-organic~LT~Gliederung 5" style:family="presentation" style:parent-style-name="lyt-organic-lyt-organic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lyt-organic_7e_LT_7e_Gliederung_20_6" style:display-name="lyt-organic-lyt-organic~LT~Gliederung 6" style:family="presentation" style:parent-style-name="lyt-organic-lyt-organic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lyt-organic_7e_LT_7e_Gliederung_20_7" style:display-name="lyt-organic-lyt-organic~LT~Gliederung 7" style:family="presentation" style:parent-style-name="lyt-organic-lyt-organic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lyt-organic_7e_LT_7e_Gliederung_20_8" style:display-name="lyt-organic-lyt-organic~LT~Gliederung 8" style:family="presentation" style:parent-style-name="lyt-organic-lyt-organic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lyt-organic_7e_LT_7e_Gliederung_20_9" style:display-name="lyt-organic-lyt-organic~LT~Gliederung 9" style:family="presentation" style:parent-style-name="lyt-organic-lyt-organic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lyt-organic_7e_LT_7e_Hintergrund" style:display-name="lyt-organic-lyt-organic~LT~Hintergrund" style:family="presentation">
      <style:graphic-properties draw:stroke="none" draw:fill="bitmap" draw:fill-image-name="organic" style:repeat="stretch"/>
    </style:style>
    <style:style style:name="lyt-organic-lyt-organic_7e_LT_7e_Hintergrundobjekte" style:display-name="lyt-organic-lyt-organic~LT~Hintergrundobjekte" style:family="presentation">
      <style:graphic-properties draw:shadow="hidden" draw:shadow-offset-x="0.3cm" draw:shadow-offset-y="0.3cm" draw:shadow-color="#808080"/>
    </style:style>
    <style:style style:name="lyt-organic-lyt-organic_7e_LT_7e_Notizen" style:display-name="lyt-organic-lyt-organic~LT~Notizen" style:family="presentation">
      <style:graphic-properties draw:stroke="none" draw:fill="none">
        <text:list-style style:name="lyt-organic-lyt-organic_7e_LT_7e_Notizen" style:display-name="lyt-organic-lyt-organic~LT~Notiz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lyt-organic_7e_LT_7e_Titel" style:display-name="lyt-organic-lyt-organic~LT~Titel" style:family="presentation">
      <style:graphic-properties draw:stroke="none" draw:fill="none" draw:textarea-vertical-align="middle">
        <text:list-style style:name="lyt-organic-lyt-organic_7e_LT_7e_Titel" style:display-name="lyt-organic-lyt-organic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lyt-organic_7e_LT_7e_Untertitel" style:display-name="lyt-organic-lyt-organic~LT~Untertitel" style:family="presentation">
      <style:graphic-properties draw:stroke="none" draw:fill="none" draw:textarea-vertical-align="middle">
        <text:list-style style:name="lyt-organic-lyt-organic_7e_LT_7e_Untertitel" style:display-name="lyt-organic-lyt-organic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organic-lyt-organic_7e_LT_7e_Hintergrundobjekte">
      <style:graphic-properties draw:stroke="none" draw:fill="none" draw:fill-color="#ffffff" draw:auto-grow-height="false" fo:min-height="1.449cm"/>
    </style:style>
    <style:style style:name="Mpr2" style:family="presentation" style:parent-style-name="lyt-organic-lyt-organic_7e_LT_7e_Hintergrundobjekte">
      <style:graphic-properties draw:stroke="none" draw:fill="none" draw:fill-color="#ffffff" draw:auto-grow-height="false" fo:min-height="1.485cm"/>
    </style:style>
    <style:style style:name="Mpr3" style:family="presentation" style:parent-style-name="lyt-organic-lyt-organic_7e_LT_7e_Hintergrundobjekte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organic" style:page-layout-name="PM1" draw:style-name="Mdp1">
      <office:forms form:automatic-focus="false" form:apply-design-mode="false"/>
      <draw:frame presentation:style-name="lyt-organic-lyt-organic_7e_LT_7e_Titel" draw:layer="backgroundobjects" svg:width="24cm" svg:height="3.506cm" svg:x="2cm" svg:y="1.537cm" presentation:class="title" presentation:placeholder="true">
        <draw:text-box/>
      </draw:frame>
      <draw:frame presentation:style-name="lyt-organic-lyt-organic_7e_LT_7e_Gliederung_20_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7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7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676cm" svg:y="17.9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organic-lyt-organic_7e_LT_7e_Titel" draw:layer="backgroundobjects" svg:width="15.265cm" svg:height="10.476cm" svg:x="3.161cm" svg:y="2.123cm" presentation:class="page"/>
        <draw:frame presentation:style-name="lyt-organic-lyt-organic_7e_LT_7e_Notizen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24T14:14:48.85</meta:creation-date>
    <meta:editing-duration>PT00H26M25S</meta:editing-duration>
    <meta:editing-cycles>6</meta:editing-cycles>
    <dc:date>2008-11-24T14:41:10.10</dc:date>
    <meta:generator>OpenOffice.org/3.0$Win32 OpenOffice.org_project/300m9$Build-9358</meta:gener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